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line-through-style="solid"/>
    </style:style>
    <style:style style:name="T5" style:family="text">
      <style:text-properties style:text-line-through-style="solid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9_26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9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P. Cowen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June 11, 1896</text:p>
      <text:p text:style-name="P5">Month<text:tab/><text:tab/><text:tab/><text:tab/><text:tab/><text:tab/>June</text:p>
      <text:p text:style-name="P5">Year<text:tab/><text:tab/><text:tab/><text:tab/><text:tab/><text:tab/>1896</text:p>
      <text:p text:style-name="P5">Hebrew Date<text:tab/><text:tab/><text:tab/><text:tab/><text:tab/></text:p>
      <text:p text:style-name="P5">Undated</text:p>
      <text:p text:style-name="P5">City<text:tab/><text:tab/><text:tab/><text:tab/><text:tab/><text:tab/>New York</text:p>
      <text:p text:style-name="P5">State<text:tab/><text:tab/><text:tab/><text:tab/><text:tab/><text:tab/>NY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2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2">Memorandum./</text:p>
      <text:p text:style-name="P3">From<text:tab/><text:tab/><text:tab/><text:tab/><text:tab/><text:tab/><text:tab/><text:tab/>New York, June 11[/ inserted by author] 96/</text:p>
      <text:p text:style-name="P3"><text:tab/>The American Hebrew,<text:tab/><text:tab/><text:tab/>To Revd Dr Morais/</text:p>
      <text:p text:style-name="P3"><text:tab/>213-215 East 44th Street./</text:p>
      <text:p text:style-name="P3">Telephone: 243. 38th./</text:p>
      <text:p text:style-name="P3">Dear Dr:-/</text:p>
      <text:p text:style-name="P3"><text:tab/>You will receive by this evenings mail a/ set of sheets of the report as far as printed,/ and also a couple of slips of proofs, likely/ the last of it. <text:s/>If the end is not sent to you/ tonight, it will be mailed in the morning. <text:s/>The/ Hebrew composition set in with the English/ is excessively slow. <text:s/>I hope you will be satisfied/ with the way the work is done./</text:p>
      <text:p text:style-name="P3"><text:tab/>I send you a copy of Claude Montefiore's/ Bible for Home Reading, which I wish you would/ review for The American Hebrew. <text:s/>The Chronicle/ praises it highly but refers to his "higher/ criticism" as likely to be unsatisfactory/ to many. <text:s/>His volume has been looked forward/ to for a long time, as it <text:soft-page-break/>was announced to be a/</text:p>
      <text:p text:style-name="P3"/>
      <text:p text:style-name="P3">[Page 2]</text:p>
      <text:p text:style-name="P3">Bible for very young readers, which it is not, I wish to present/ a fair idea of it from several points &amp; therefore have/ asked Dr. Harris (for Reform) &amp; De Sola Mendes (for conserv-/ative) to also review it. <text:s/>Your review need not be/ a critical analysis of the book, unless you wish/ to make it so, but may treat of the trend &amp; influence/ of the work in a general way, the propriety of/ introducing higher criticism in a work designed <text:span text:style-name="T5">for</text:span>/ <text:span text:style-name="T4">the</text:span> largely for those unfitted by age to understand/ it. <text:s/>I would like this in the course of a few/ weeks if possible. <text:s/>If you cannot or do not/ care to do it, kindly let me know./ <text:s/>Yrs sincerely/ P. Cowen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05T11:55:54.12</meta:creation-date>
    <meta:document-statistic meta:table-count="0" meta:image-count="0" meta:object-count="0" meta:page-count="3" meta:paragraph-count="71" meta:word-count="448" meta:character-count="2764"/>
    <dc:date>2012-01-05T12:04:24.48</dc:date>
    <dc:creator>Penn Libraries</dc:creator>
    <meta:editing-duration>PT00H08M30S</meta:editing-duration>
    <meta:editing-cycles>1</meta:editing-cycles>
    <meta:generator>OpenOffice.org/3.2$Win32 OpenOffice.org_project/320m12$Build-9483</meta:generator>
  </office:meta>
</office:document-meta>
</file>